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1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/>
          <table:table-cell office:value-type="string" calcext:value-type="string">
            <text:p>on command in hex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table:formula="of:=HEX2DEC([.B2]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c</text:p>
          </table:table-cell>
          <table:table-cell table:formula="of:=HEX2DEC([.B3])" office:value-type="float" office:value="12" calcext:value-type="float">
            <text:p>12</text:p>
          </table:table-cell>
          <table:table-cell/>
          <table:table-cell office:value-type="string" calcext:value-type="string">
            <text:p>crc_payload</text:p>
          </table:table-cell>
          <table:table-cell table:style-name="ce4" office:value-type="string" calcext:value-type="string">
            <text:p>CMD_ENABLE_OUTPU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</text:p>
          </table:table-cell>
          <table:table-cell table:formula="of:=HEX2DEC([.B4])" office:value-type="float" office:value="1" calcext:value-type="float">
            <text:p>1</text:p>
          </table:table-cell>
          <table:table-cell/>
          <table:table-cell office:value-type="string" calcext:value-type="string">
            <text:p>crc_payload</text:p>
          </table:table-cell>
          <table:table-cell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</text:p>
          </table:table-cell>
          <table:table-cell table:formula="of:=HEX2DEC([.B5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rc16, ms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c</text:p>
          </table:table-cell>
          <table:table-cell table:formula="of:=HEX2DEC([.B6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rc16, ls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f</text:p>
          </table:table-cell>
          <table:table-cell table:formula="of:=HEX2DEC([.B7]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ff command in hex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table:formula="of:=HEX2DEC([.B10]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c</text:p>
          </table:table-cell>
          <table:table-cell table:formula="of:=HEX2DEC([.B11])" office:value-type="float" office:value="12" calcext:value-type="float">
            <text:p>12</text:p>
          </table:table-cell>
          <table:table-cell/>
          <table:table-cell office:value-type="string" calcext:value-type="string">
            <text:p>crc_payload</text:p>
          </table:table-cell>
          <table:table-cell table:style-name="ce4" office:value-type="string" calcext:value-type="string">
            <text:p>CMD_ENABLE_OUTPU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</text:p>
          </table:table-cell>
          <table:table-cell table:formula="of:=HEX2DEC([.B12])" office:value-type="float" office:value="0" calcext:value-type="float">
            <text:p>0</text:p>
          </table:table-cell>
          <table:table-cell/>
          <table:table-cell office:value-type="string" calcext:value-type="string">
            <text:p>crc_payload</text:p>
          </table:table-cell>
          <table:table-cell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</text:p>
          </table:table-cell>
          <table:table-cell table:formula="of:=HEX2DEC([.B1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crc16, ms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d</text:p>
          </table:table-cell>
          <table:table-cell table:formula="of:=HEX2DEC([.B14])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rc16, ls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f</text:p>
          </table:table-cell>
          <table:table-cell table:formula="of:=HEX2DEC([.B15]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./dpsctl.py -v -d /dev/ttyUSB0 -f voltage=4500 current=100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table:formula="of:=HEX2DEC([.B18])" office:value-type="float" office:value="126" calcext:value-type="float">
            <text:p>126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star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table:formula="of:=HEX2DEC([.B19])" office:value-type="float" office:value="14" calcext:value-type="float">
            <text:p>14</text:p>
          </table:table-cell>
          <table:table-cell table:style-name="ce2" office:value-type="string" calcext:value-type="string">
            <text:p>crc_payload</text:p>
          </table:table-cell>
          <table:table-cell office:value-type="string" calcext:value-type="string">
            <text:p>\x0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HEX2DEC([.B20])" office:value-type="float" office:value="118" calcext:value-type="float">
            <text:p>11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f</text:p>
          </table:table-cell>
          <table:table-cell table:formula="of:=HEX2DEC([.B21])" office:value-type="float" office:value="111" calcext:value-type="float">
            <text:p>111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c</text:p>
          </table:table-cell>
          <table:table-cell table:formula="of:=HEX2DEC([.B22])" office:value-type="float" office:value="108" calcext:value-type="float">
            <text:p>10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EX2DEC([.B23])" office:value-type="float" office:value="116" calcext:value-type="float">
            <text:p>116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HEX2DEC([.B24])" office:value-type="float" office:value="97" calcext:value-type="float">
            <text:p>97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HEX2DEC([.B25])" office:value-type="float" office:value="103" calcext:value-type="float">
            <text:p>103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HEX2DEC([.B26])" office:value-type="float" office:value="101" calcext:value-type="float">
            <text:p>101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HEX2DEC([.B27])" office:value-type="float" office:value="0" calcext:value-type="float">
            <text:p>0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HEX2DEC([.B28])" office:value-type="float" office:value="52" calcext:value-type="float">
            <text:p>52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HEX2DEC([.B29])" office:value-type="float" office:value="53" calcext:value-type="float">
            <text:p>53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HEX2DEC([.B32])" office:value-type="float" office:value="0" calcext:value-type="float">
            <text:p>0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HEX2DEC([.B33])" office:value-type="float" office:value="99" calcext:value-type="float">
            <text:p>99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formula="of:=HEX2DEC([.B34])" office:value-type="float" office:value="117" calcext:value-type="float">
            <text:p>117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formula="of:=HEX2DEC([.B35])" office:value-type="float" office:value="114" calcext:value-type="float">
            <text:p>114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formula="of:=HEX2DEC([.B36])" office:value-type="float" office:value="114" calcext:value-type="float">
            <text:p>114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formula="of:=HEX2DEC([.B37])" office:value-type="float" office:value="101" calcext:value-type="float">
            <text:p>101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e</text:p>
          </table:table-cell>
          <table:table-cell table:formula="of:=HEX2DEC([.B38])" office:value-type="float" office:value="110" calcext:value-type="float">
            <text:p>110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formula="of:=HEX2DEC([.B39])" office:value-type="float" office:value="116" calcext:value-type="float">
            <text:p>116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HEX2DEC([.B40])" office:value-type="float" office:value="0" calcext:value-type="float">
            <text:p>0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HEX2DEC([.B41])" office:value-type="float" office:value="49" calcext:value-type="float">
            <text:p>49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HEX2DEC([.B42])" office:value-type="float" office:value="48" calcext:value-type="float">
            <text:p>4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HEX2DEC([.B44])" office:value-type="float" office:value="48" calcext:value-type="float">
            <text:p>48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HEX2DEC([.B45])" office:value-type="float" office:value="0" calcext:value-type="float">
            <text:p>0</text:p>
          </table:table-cell>
          <table:table-cell table:style-name="ce2" office:value-type="string" calcext:value-type="string">
            <text:p>crc_payload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a</text:p>
          </table:table-cell>
          <table:table-cell table:formula="of:=HEX2DEC([.B46])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crc16, msb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f</text:p>
          </table:table-cell>
          <table:table-cell table:formula="of:=HEX2DEC([.B47]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rc16, lsb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f</text:p>
          </table:table-cell>
          <table:table-cell table:formula="of:=HEX2DEC([.B48])" office:value-type="float" office:value="127" calcext:value-type="float">
            <text:p>127</text:p>
          </table:table-cell>
          <table:table-cell/>
          <table:table-cell office:value-type="string" calcext:value-type="string">
            <text:p>\x7f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./dpsctl.py -v -d /dev/serial0 -p voltage=450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table:formula="of:=HEX2DEC([.B51])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table:formula="of:=HEX2DEC([.B52]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6</text:p>
          </table:table-cell>
          <table:table-cell table:formula="of:=HEX2DEC([.B53])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f</text:p>
          </table:table-cell>
          <table:table-cell table:formula="of:=HEX2DEC([.B54]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c</text:p>
          </table:table-cell>
          <table:table-cell table:formula="of:=HEX2DEC([.B55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4</text:p>
          </table:table-cell>
          <table:table-cell table:formula="of:=HEX2DEC([.B56])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1</text:p>
          </table:table-cell>
          <table:table-cell table:formula="of:=HEX2DEC([.B57])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7</text:p>
          </table:table-cell>
          <table:table-cell table:formula="of:=HEX2DEC([.B58])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5</text:p>
          </table:table-cell>
          <table:table-cell table:formula="of:=HEX2DEC([.B59]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</text:p>
          </table:table-cell>
          <table:table-cell table:formula="of:=HEX2DEC([.B6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4</text:p>
          </table:table-cell>
          <table:table-cell table:formula="of:=HEX2DEC([.B61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5</text:p>
          </table:table-cell>
          <table:table-cell table:formula="of:=HEX2DEC([.B62])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0</text:p>
          </table:table-cell>
          <table:table-cell table:formula="of:=HEX2DEC([.B64]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</text:p>
          </table:table-cell>
          <table:table-cell table:formula="of:=HEX2DEC([.B6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7</text:p>
          </table:table-cell>
          <table:table-cell table:formula="of:=HEX2DEC([.B66])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crc16, ms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</text:p>
          </table:table-cell>
          <table:table-cell table:formula="of:=HEX2DEC([.B67])"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crc16, ls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f</text:p>
          </table:table-cell>
          <table:table-cell table:formula="of:=HEX2DEC([.B68])" office:value-type="float" office:value="127" calcext:value-type="float">
            <text:p>127</text:p>
          </table:table-cell>
          <table:table-cell/>
          <table:table-cell office:value-type="string" calcext:value-type="string">
            <text:p>\x7f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./dpsctl.py -v -d /dev/serial0 -p current=123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table:formula="of:=HEX2DEC([.B71])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table:formula="of:=HEX2DEC([.B72]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3</text:p>
          </table:table-cell>
          <table:table-cell table:formula="of:=HEX2DEC([.B73]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5</text:p>
          </table:table-cell>
          <table:table-cell table:formula="of:=HEX2DEC([.B74])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</text:p>
          </table:table-cell>
          <table:table-cell table:formula="of:=HEX2DEC([.B75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</text:p>
          </table:table-cell>
          <table:table-cell table:formula="of:=HEX2DEC([.B76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5</text:p>
          </table:table-cell>
          <table:table-cell table:formula="of:=HEX2DEC([.B77]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e</text:p>
          </table:table-cell>
          <table:table-cell table:formula="of:=HEX2DEC([.B78]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4</text:p>
          </table:table-cell>
          <table:table-cell table:formula="of:=HEX2DEC([.B79])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HEX2DEC([.B80])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1</text:p>
          </table:table-cell>
          <table:table-cell table:formula="of:=HEX2DEC([.B81])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2</text:p>
          </table:table-cell>
          <table:table-cell table:formula="of:=HEX2DEC([.B82]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</text:p>
          </table:table-cell>
          <table:table-cell table:formula="of:=HEX2DEC([.B83]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4</text:p>
          </table:table-cell>
          <table:table-cell table:formula="of:=HEX2DEC([.B84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table:formula="of:=HEX2DEC([.B8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table:formula="of:=HEX2DEC([.B86])"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formula="of:=HEX2DEC([.B87]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f</text:p>
          </table:table-cell>
          <table:table-cell table:formula="of:=HEX2DEC([.B88])"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./dpsctl.py -v -d /dev/serial0 --ping</text:p>
          </table:table-cell>
          <table:table-cell table:style-name="ce1" table:number-columns-repeated="2"/>
          <table:table-cell table:style-name="ce3"/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Rpi -&gt; dps</text:p>
          </table:table-cell>
          <table:table-cell table:style-name="ce1"/>
          <table:table-cell table:style-name="ce1" office:value-type="string" calcext:value-type="string">
            <text:p>Dps -&gt; rpi</text:p>
          </table:table-cell>
          <table:table-cell table:style-name="ce3"/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table:formula="of:=HEX2DEC([.B92])"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table:style-name="Default" table:formula="of:=HEX2DEC([.D92])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formula="of:=HEX2DEC([.B93])" office:value-type="float" office:value="1" calcext:value-type="float">
            <text:p>1</text:p>
          </table:table-cell>
          <table:table-cell office:value-type="string" calcext:value-type="string">
            <text:p>81</text:p>
          </table:table-cell>
          <table:table-cell table:style-name="Default" table:formula="of:=HEX2DEC([.D93])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</text:p>
          </table:table-cell>
          <table:table-cell table:formula="of:=HEX2DEC([.B94])" office:value-type="float" office:value="16" calcext:value-type="float">
            <text:p>16</text:p>
          </table:table-cell>
          <table:table-cell office:value-type="string" calcext:value-type="string">
            <text:p>01</text:p>
          </table:table-cell>
          <table:table-cell table:style-name="Default" table:formula="of:=HEX2DEC([.D9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</text:p>
          </table:table-cell>
          <table:table-cell table:formula="of:=HEX2DEC([.B95])" office:value-type="float" office:value="33" calcext:value-type="float">
            <text:p>33</text:p>
          </table:table-cell>
          <table:table-cell office:value-type="string" calcext:value-type="string">
            <text:p>38</text:p>
          </table:table-cell>
          <table:table-cell table:style-name="Default" table:formula="of:=HEX2DEC([.D95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f</text:p>
          </table:table-cell>
          <table:table-cell table:formula="of:=HEX2DEC([.B96])" office:value-type="float" office:value="127" calcext:value-type="float">
            <text:p>127</text:p>
          </table:table-cell>
          <table:table-cell office:value-type="string" calcext:value-type="string">
            <text:p>88</text:p>
          </table:table-cell>
          <table:table-cell table:style-name="Default" table:formula="of:=HEX2DEC([.D96]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f</text:p>
          </table:table-cell>
          <table:table-cell table:style-name="Default" table:formula="of:=HEX2DEC([.D97])" office:value-type="float" office:value="127" calcext:value-type="float">
            <text:p>127</text:p>
          </table:table-cell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06:41.29612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2:12.053922989</meta:creation-date>
    <dc:date>2020-03-23T22:20:55.756617867</dc:date>
    <meta:editing-duration>P4DT10H27M51S</meta:editing-duration>
    <meta:editing-cycles>26</meta:editing-cycles>
    <meta:generator>LibreOffice/6.0.7.3$Linux_X86_64 LibreOffice_project/00m0$Build-3</meta:generator>
    <meta:document-statistic meta:table-count="1" meta:cell-count="327" meta:object-count="0"/>
  </office:meta>
</office:document-meta>
</file>